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5F000018CE0000108957F8A45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Footer">
      <style:text-properties fo:font-size="12pt" officeooo:rsid="00506384" officeooo:paragraph-rsid="00506384" style:font-size-asian="10.5pt" style:font-size-complex="12pt"/>
    </style:style>
    <style:style style:name="P3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68a45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694ad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6aff0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6c01f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6d7a5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6ec57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718b7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72ef9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74979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7737d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77c9c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79586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7aee2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7c172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7497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7c172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7dc96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7aee2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7f036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fo:color="#999999" style:text-position="0% 100%" fo:font-size="12pt" fo:font-style="normal" style:text-underline-style="none" fo:font-weight="normal" officeooo:rsid="0063598e" officeooo:paragraph-rsid="006c2bf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text-properties fo:color="#999999" style:text-position="0% 100%" fo:font-size="12pt" fo:font-style="normal" style:text-underline-style="none" fo:font-weight="normal" officeooo:rsid="0063598e" officeooo:paragraph-rsid="006f0aa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3598e" officeooo:paragraph-rsid="007c172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2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8a45d" officeooo:paragraph-rsid="0068a45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94add" officeooo:paragraph-rsid="0068a45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94add" officeooo:paragraph-rsid="00694ad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aff00" officeooo:paragraph-rsid="006aff0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c01fa" officeooo:paragraph-rsid="006c01f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c2bf6" officeooo:paragraph-rsid="006c2bf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ec57d" officeooo:paragraph-rsid="006ec57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d7a51" officeooo:paragraph-rsid="006d7a5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f0aa9" officeooo:paragraph-rsid="006f0aa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4979e" officeooo:paragraph-rsid="0074979e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4979e" officeooo:paragraph-rsid="00718b7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4979e" officeooo:paragraph-rsid="007316c2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2ef9d" officeooo:paragraph-rsid="0072ef9d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316c2" officeooo:paragraph-rsid="0072ef9d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316c2" officeooo:paragraph-rsid="007316c2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7c9cd" officeooo:paragraph-rsid="0077c9c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9586e" officeooo:paragraph-rsid="0079586e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aee2b" officeooo:paragraph-rsid="007aee2b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c1724" officeooo:paragraph-rsid="007c172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6c2bf6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3598e" officeooo:paragraph-rsid="006ec57d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f0aa9" officeooo:paragraph-rsid="006ec5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f0aa9" officeooo:paragraph-rsid="006f0a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4979e" officeooo:paragraph-rsid="007497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aee2b" officeooo:paragraph-rsid="007aee2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f036d" officeooo:paragraph-rsid="007f036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c1724" officeooo:paragraph-rsid="007c172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c966" officeooo:paragraph-rsid="007dc96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Math_20_text">
      <style:text-properties fo:color="#999999" style:text-position="0% 100%" fo:font-size="12pt" fo:font-style="normal" style:text-underline-style="none" fo:font-weight="normal" officeooo:rsid="006c2bf6" officeooo:paragraph-rsid="006c2bf6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Math_20_text">
      <style:text-properties fo:color="#999999" style:text-position="0% 100%" fo:font-size="12pt" fo:font-style="normal" style:text-underline-style="none" fo:font-weight="normal" officeooo:rsid="0063598e" officeooo:paragraph-rsid="006c2bf6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79586e" officeooo:paragraph-rsid="0079586e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3598e" officeooo:paragraph-rsid="006c2bf6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3598e" officeooo:paragraph-rsid="006ec57d" style:font-size-asian="12pt" style:font-style-asian="normal" style:font-weight-asian="normal" style:font-size-complex="12pt" style:font-style-complex="normal" style:font-weight-complex="normal"/>
    </style:style>
    <style:style style:name="P60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fo:color="#999999" officeooo:rsid="0068a45d"/>
    </style:style>
    <style:style style:name="T3" style:family="text">
      <style:text-properties fo:color="#999999" officeooo:rsid="00694add"/>
    </style:style>
    <style:style style:name="T4" style:family="text">
      <style:text-properties fo:color="#999999" fo:font-weight="bold" officeooo:rsid="00694add" style:font-weight-asian="bold" style:font-weight-complex="bold"/>
    </style:style>
    <style:style style:name="T5" style:family="text">
      <style:text-properties fo:color="#999999" fo:font-style="italic" fo:font-weight="bold" officeooo:rsid="00694add" style:font-style-asian="italic" style:font-weight-asian="bold" style:font-style-complex="italic" style:font-weight-complex="bold"/>
    </style:style>
    <style:style style:name="T6" style:family="text">
      <style:text-properties fo:color="#999999" officeooo:rsid="006aff00"/>
    </style:style>
    <style:style style:name="T7" style:family="text">
      <style:text-properties fo:color="#999999" officeooo:rsid="007aee2b"/>
    </style:style>
    <style:style style:name="T8" style:family="text">
      <style:text-properties fo:color="#999999" officeooo:rsid="007c1724"/>
    </style:style>
    <style:style style:name="T9" style:family="text">
      <style:text-properties fo:color="#999999" officeooo:rsid="006ec57d"/>
    </style:style>
    <style:style style:name="T10" style:family="text">
      <style:text-properties fo:color="#999999" officeooo:rsid="006ec57d" fo:background-color="transparent"/>
    </style:style>
    <style:style style:name="T11" style:family="text">
      <style:text-properties style:text-position="super 58%" officeooo:rsid="006c2bf6"/>
    </style:style>
    <style:style style:name="T12" style:family="text">
      <style:text-properties style:text-position="super 58%" officeooo:rsid="006ec57d"/>
    </style:style>
    <style:style style:name="T13" style:family="text">
      <style:text-properties style:text-position="super 58%" officeooo:rsid="006f0aa9"/>
    </style:style>
    <style:style style:name="T14" style:family="text">
      <style:text-properties style:text-position="super 58%" officeooo:rsid="0074979e"/>
    </style:style>
    <style:style style:name="T15" style:family="text">
      <style:text-properties style:text-position="super 58%" officeooo:rsid="007c1724"/>
    </style:style>
    <style:style style:name="T16" style:family="text">
      <style:text-properties style:text-position="super 58%" officeooo:rsid="007dc966"/>
    </style:style>
    <style:style style:name="T17" style:family="text">
      <style:text-properties fo:font-style="italic" fo:font-weight="bold" officeooo:rsid="0068a45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694add" style:font-style-asian="italic" style:font-weight-asian="bold" style:font-style-complex="italic" style:font-weight-complex="bold"/>
    </style:style>
    <style:style style:name="T19" style:family="text">
      <style:text-properties fo:font-style="italic" officeooo:rsid="0068a45d" style:font-style-asian="italic" style:font-style-complex="italic"/>
    </style:style>
    <style:style style:name="T20" style:family="text">
      <style:text-properties fo:font-style="italic" officeooo:rsid="00694add" style:font-style-asian="italic" style:font-style-complex="italic"/>
    </style:style>
    <style:style style:name="T21" style:family="text">
      <style:text-properties style:text-position="sub 58%" officeooo:rsid="006aff00"/>
    </style:style>
    <style:style style:name="T22" style:family="text">
      <style:text-properties style:text-position="sub 58%" officeooo:rsid="006c01fa"/>
    </style:style>
    <style:style style:name="T23" style:family="text">
      <style:text-properties style:text-position="sub 58%" officeooo:rsid="0072ef9d"/>
    </style:style>
    <style:style style:name="T24" style:family="text">
      <style:text-properties style:text-position="sub 58%" officeooo:rsid="007316c2"/>
    </style:style>
    <style:style style:name="T25" style:family="text">
      <style:text-properties style:text-position="sub 58%" officeooo:rsid="0079586e"/>
    </style:style>
    <style:style style:name="T26" style:family="text">
      <style:text-properties style:text-position="sub 58%" officeooo:rsid="007c1724"/>
    </style:style>
    <style:style style:name="T27" style:family="text">
      <style:text-properties style:text-position="sub 58%" officeooo:rsid="007dc966"/>
    </style:style>
    <style:style style:name="T28" style:family="text">
      <style:text-properties style:text-underline-style="solid" style:text-underline-width="auto" style:text-underline-color="font-color" officeooo:rsid="0068a45d"/>
    </style:style>
    <style:style style:name="T29" style:family="text">
      <style:text-properties style:text-underline-style="solid" style:text-underline-width="auto" style:text-underline-color="font-color" officeooo:rsid="00694add"/>
    </style:style>
    <style:style style:name="T30" style:family="text">
      <style:text-properties style:text-underline-style="solid" style:text-underline-width="auto" style:text-underline-color="font-color" officeooo:rsid="006aff00"/>
    </style:style>
    <style:style style:name="T31" style:family="text">
      <style:text-properties officeooo:rsid="00683d84"/>
    </style:style>
    <style:style style:name="T32" style:family="text">
      <style:text-properties officeooo:rsid="0068a45d"/>
    </style:style>
    <style:style style:name="T33" style:family="text">
      <style:text-properties fo:font-weight="bold" officeooo:rsid="0068a45d" style:font-weight-asian="bold" style:font-weight-complex="bold"/>
    </style:style>
    <style:style style:name="T34" style:family="text">
      <style:text-properties fo:font-weight="bold" officeooo:rsid="00694add" style:font-weight-asian="bold" style:font-weight-complex="bold"/>
    </style:style>
    <style:style style:name="T35" style:family="text">
      <style:text-properties officeooo:rsid="00694add"/>
    </style:style>
    <style:style style:name="T36" style:family="text">
      <style:text-properties officeooo:rsid="004d39bb" style:font-style-asian="normal" style:font-style-complex="normal"/>
    </style:style>
    <style:style style:name="T37" style:family="text">
      <style:text-properties officeooo:rsid="006aff00"/>
    </style:style>
    <style:style style:name="T38" style:family="text">
      <style:text-properties officeooo:rsid="006c01fa"/>
    </style:style>
    <style:style style:name="T39" style:family="text">
      <style:text-properties officeooo:rsid="006c2bf6"/>
    </style:style>
    <style:style style:name="T40" style:family="text">
      <style:text-properties officeooo:rsid="006d7a51"/>
    </style:style>
    <style:style style:name="T41" style:family="text">
      <style:text-properties officeooo:rsid="006ec57d"/>
    </style:style>
    <style:style style:name="T42" style:family="text">
      <style:text-properties officeooo:rsid="006f0aa9"/>
    </style:style>
    <style:style style:name="T43" style:family="text">
      <style:text-properties officeooo:rsid="00718b7e"/>
    </style:style>
    <style:style style:name="T44" style:family="text">
      <style:text-properties officeooo:rsid="0071c515"/>
    </style:style>
    <style:style style:name="T45" style:family="text">
      <style:text-properties officeooo:rsid="0072ef9d"/>
    </style:style>
    <style:style style:name="T46" style:family="text">
      <style:text-properties officeooo:rsid="007316c2"/>
    </style:style>
    <style:style style:name="T47" style:family="text">
      <style:text-properties officeooo:rsid="0074979e"/>
    </style:style>
    <style:style style:name="T48" style:family="text">
      <style:text-properties officeooo:rsid="007737df"/>
    </style:style>
    <style:style style:name="T49" style:family="text">
      <style:text-properties fo:background-color="transparent"/>
    </style:style>
    <style:style style:name="T50" style:family="text">
      <style:text-properties officeooo:rsid="0074979e" fo:background-color="transparent"/>
    </style:style>
    <style:style style:name="T51" style:family="text">
      <style:text-properties officeooo:rsid="007737df" fo:background-color="transparent"/>
    </style:style>
    <style:style style:name="T52" style:family="text">
      <style:text-properties officeooo:rsid="0077c9cd"/>
    </style:style>
    <style:style style:name="T53" style:family="text">
      <style:text-properties officeooo:rsid="0079586e"/>
    </style:style>
    <style:style style:name="T54" style:family="text">
      <style:text-properties officeooo:rsid="007aee2b"/>
    </style:style>
    <style:style style:name="T55" style:family="text">
      <style:text-properties officeooo:rsid="007c1724"/>
    </style:style>
    <style:style style:name="T56" style:family="text">
      <style:text-properties officeooo:rsid="007dc966"/>
    </style:style>
    <style:style style:name="T57" style:family="text">
      <style:text-properties officeooo:rsid="007f036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098in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20<text:span text:style-name="T1">11</text:span>-(<text:span text:style-name="T1">02</text:span>)<text:span text:style-name="T36">feb</text:span>-<text:span text:style-name="T1">0</text:span><text:span text:style-name="T31">3</text:span>: dag <text:span text:style-name="T31">6</text:span></text:h>
      <text:p text:style-name="P3"/>
      <text:p text:style-name="P4"><text:span text:style-name="T37">1)<text:tab/></text:span><text:span text:style-name="T32">Ekvivalen</text:span><text:span text:style-name="T37">t</text:span><text:span text:style-name="T32">:</text:span><text:span text:style-name="T37"> </text:span><text:span text:style-name="T32">Finn x, k så att 16x − 42k = 26</text:span></text:p>
      <text:p text:style-name="P27"/>
      <text:p text:style-name="P27"><text:tab/>En linjär diofantisk ekvation.</text:p>
      <text:p text:style-name="P27"/>
      <text:p text:style-name="P27"/>
      <text:p text:style-name="P4"><text:span text:style-name="T32"><text:tab/>Dividera med z (= sgd(16; 42)):<text:tab/></text:span><text:span text:style-name="T33">8</text:span><text:span text:style-name="T32">x − </text:span><text:span text:style-name="T17">21</text:span><text:span text:style-name="T32">k = </text:span><text:span text:style-name="T28">13</text:span></text:p>
      <text:p text:style-name="P27"/>
      <text:p text:style-name="P27"/>
      <text:p text:style-name="P5"><text:span text:style-name="T32"><text:tab/>Euklides' algoritm:<text:tab/>21 = 2⋅8 + 5</text:span><text:span text:style-name="T35"><text:tab/></text:span><text:span text:style-name="T3">(4)</text:span></text:p>
      <text:p text:style-name="P5"><text:span text:style-name="T32"><text:tab/><text:tab/><text:tab/><text:tab/><text:tab/>8 = 1⋅5 + 3</text:span><text:span text:style-name="T35"><text:tab/><text:tab/></text:span><text:span text:style-name="T3">(3)</text:span></text:p>
      <text:p text:style-name="P5"><text:span text:style-name="T32"><text:tab/><text:tab/><text:tab/><text:tab/><text:tab/>5 = 1⋅3 + 2</text:span><text:span text:style-name="T35"><text:tab/><text:tab/></text:span><text:span text:style-name="T3">(2)</text:span></text:p>
      <text:p text:style-name="P4"><text:span text:style-name="T32"><text:tab/><text:tab/><text:tab/><text:tab/><text:tab/>3 = 1⋅2 + </text:span><text:span text:style-name="T19">1</text:span><text:span text:style-name="T20"><text:tab/></text:span><text:span text:style-name="T35"><text:tab/></text:span><text:span text:style-name="T3">(1)</text:span></text:p>
      <text:p text:style-name="P27"/>
      <text:p text:style-name="P27"/>
      <text:p text:style-name="P4"><text:span text:style-name="T32"><text:tab/>Så:<text:tab/></text:span><text:span text:style-name="T19">1</text:span><text:span text:style-name="T32"> = 3 − 2 =</text:span><text:span text:style-name="T35"><text:tab/><text:tab/><text:tab/><text:tab/></text:span><text:span text:style-name="T3">(1)</text:span></text:p>
      <text:p text:style-name="P4"><text:span text:style-name="T32"><text:tab/><text:tab/>= 3 − (5 − 3) =</text:span><text:span text:style-name="T35"><text:tab/><text:tab/><text:tab/><text:tab/></text:span><text:span text:style-name="T3">(2)</text:span></text:p>
      <text:p text:style-name="P27"><text:tab/><text:tab/>= −5 + 2⋅3 =</text:p>
      <text:p text:style-name="P4"><text:span text:style-name="T32"><text:tab/><text:tab/>= −5 + 2(</text:span><text:span text:style-name="T33">8</text:span><text:span text:style-name="T32"> − 5) =</text:span><text:span text:style-name="T35"><text:tab/><text:tab/><text:tab/></text:span><text:span text:style-name="T3">(3)</text:span></text:p>
      <text:p text:style-name="P4"><text:span text:style-name="T32"><text:tab/><text:tab/>= 2⋅</text:span><text:span text:style-name="T33">8</text:span><text:span text:style-name="T32"> − 3⋅5 =</text:span></text:p>
      <text:p text:style-name="P4"><text:span text:style-name="T32"><text:tab/><text:tab/>= 2⋅</text:span><text:span text:style-name="T33">8</text:span><text:span text:style-name="T32"> − 3⋅</text:span><text:span text:style-name="T35">(</text:span><text:span text:style-name="T18">21</text:span><text:span text:style-name="T35"> − 2⋅</text:span><text:span text:style-name="T34">8</text:span><text:span text:style-name="T35">)</text:span><text:span text:style-name="T32"> =</text:span><text:span text:style-name="T35"><text:tab/><text:tab/><text:tab/></text:span><text:span text:style-name="T3">(4)</text:span></text:p>
      <text:p text:style-name="P4"><text:span text:style-name="T32"><text:tab/><text:tab/>= </text:span><text:span text:style-name="T35">8</text:span><text:span text:style-name="T32">⋅</text:span><text:span text:style-name="T33">8</text:span><text:span text:style-name="T32"> − </text:span><text:span text:style-name="T35">3⋅</text:span><text:span text:style-name="T18">21</text:span></text:p>
      <text:p text:style-name="P28"/>
      <text:p text:style-name="P28"/>
      <text:p text:style-name="P5"><text:span text:style-name="T35"><text:tab/>Så:<text:tab/></text:span><text:span text:style-name="T29">13</text:span><text:span text:style-name="T3"> = 13⋅(8⋅</text:span><text:span text:style-name="T4">8</text:span><text:span text:style-name="T3"> − 3⋅</text:span><text:span text:style-name="T5">21</text:span><text:span text:style-name="T3">)</text:span><text:span text:style-name="T35"> = </text:span><text:span text:style-name="T34">8</text:span><text:span text:style-name="T35">⋅(8⋅13) + </text:span><text:span text:style-name="T18">21</text:span><text:span text:style-name="T35">⋅(−3⋅13) =</text:span></text:p>
      <text:p text:style-name="P5"><text:span text:style-name="T35"><text:tab/><text:tab/>= </text:span><text:span text:style-name="T34">8</text:span><text:span text:style-name="T35">⋅104 − </text:span><text:span text:style-name="T18">21</text:span><text:span text:style-name="T35">⋅39</text:span></text:p>
      <text:p text:style-name="P29"/>
      <text:p text:style-name="P29"/>
      <text:p text:style-name="P29"><text:tab/>Detta ger:<text:tab/>13 = 8x − 21k</text:p>
      <text:p text:style-name="P29"><text:tab/><text:tab/><text:tab/>Skillnaden: <text:tab/>0 = 8(x − 104) − 21(k − 39)</text:p>
      <text:p text:style-name="P29"><text:tab/><text:tab/><text:tab/><text:tab/><text:tab/>8(x − 104) = 21(k − 39)</text:p>
      <text:p text:style-name="P29"/>
      <text:p text:style-name="P29"><text:tab/><text:tab/><text:tab/>x − 104 = 21⋅c,<text:tab/>något<text:tab/> c ∈ ℤ</text:p>
      <text:p text:style-name="P29"/>
      <text:p text:style-name="P29"><text:tab/><text:tab/><text:tab/>Så alla lösningar:</text:p>
      <text:p text:style-name="P29"/>
      <text:p text:style-name="P5"><text:span text:style-name="T35"><text:tab/><text:tab/><text:tab/><text:tab/>x = 104 + 21c = 20 + 21n</text:span><text:span text:style-name="T37"><text:tab/><text:tab/></text:span><text:span text:style-name="T6">(21⋅4 = 84)</text:span></text:p>
      <text:p text:style-name="P30"><text:tab/><text:tab/><text:tab/></text:p>
      <text:p text:style-name="P30"><text:tab/><text:tab/><text:tab/>Det vill säga:</text:p>
      <text:p text:style-name="P30"/>
      <text:p text:style-name="P6"><text:span text:style-name="T37"><text:tab/><text:tab/><text:tab/><text:tab/></text:span><text:span text:style-name="T30">Två</text:span><text:span text:style-name="T37"> lösningar:<text:tab/>20 och 41 i </text:span><text:span text:style-name="T35">ℤ</text:span><text:span text:style-name="T21">42</text:span></text:p>
      <text:p text:style-name="P30"/>
      <text:p text:style-name="P30"><text:tab/><text:tab/><text:tab/><text:tab/>Ty:<text:tab/>sgd(16; 42) = 2</text:p>
      <text:p text:style-name="P30"/>
      <text:p text:style-name="P6"><text:soft-page-break/><text:span text:style-name="T37">2)<text:tab/>x ≡ 5 (mod 8)</text:span><text:span text:style-name="T38"><text:tab/><text:tab/><text:tab/>(1)</text:span></text:p>
      <text:p text:style-name="P30"/>
      <text:p text:style-name="P30"><text:tab/>Innebär:<text:tab/>x/8 = k, rest 5</text:p>
      <text:p text:style-name="P30"/>
      <text:p text:style-name="P30"><text:tab/>Det första ger:<text:tab/>x = 5 + 8k<text:tab/><text:tab/>k ∈ ℤ</text:p>
      <text:p text:style-name="P30"/>
      <text:p text:style-name="P6"><text:span text:style-name="T37"><text:tab/>Den andra:<text:tab/><text:tab/>5 + 8k ≡</text:span><text:span text:style-name="T21">81</text:span><text:span text:style-name="T37"> 73</text:span></text:p>
      <text:p text:style-name="P30"/>
      <text:p text:style-name="P6"><text:span text:style-name="T37"><text:tab/>Det vill säga:<text:tab/>8k ≡</text:span><text:span text:style-name="T21">81</text:span><text:span text:style-name="T37"> 68</text:span></text:p>
      <text:p text:style-name="P30"/>
      <text:p text:style-name="P30"/>
      <text:p text:style-name="P30"><text:tab/>Som förra uppgiften, med Euklides' algoritm.</text:p>
      <text:p text:style-name="P30"/>
      <text:p text:style-name="P30"/>
      <text:p text:style-name="P30"><text:tab/>81 = 10⋅8 + 1</text:p>
      <text:p text:style-name="P30"/>
      <text:p text:style-name="P30"><text:tab/>1 = 81 ⋅1 + 8(−10)</text:p>
      <text:p text:style-name="P30"/>
      <text:p text:style-name="P30"><text:tab/>68 = 8(−680) + 81⋅68</text:p>
      <text:p text:style-name="P30"/>
      <text:p text:style-name="P30"><text:tab/>Så alla lösningaar:<text:tab/>k = −680 + 81⋅m <text:tab/>m ∈ ℤ</text:p>
      <text:p text:style-name="P30"/>
      <text:p text:style-name="P30"><text:tab/>Det vill säga:<text:tab/><text:tab/>k = 49 + 81⋅n<text:tab/><text:tab/>n ∈ ℤ</text:p>
      <text:p text:style-name="P30"/>
      <text:p text:style-name="P31"><text:tab/>Alla lösningar, x, till (1):</text:p>
      <text:p text:style-name="P31"/>
      <text:p text:style-name="P31"><text:tab/><text:tab/>x = 5 + 8(49 + 81n) = 397 + 648n</text:p>
      <text:p text:style-name="P31"><text:tab/>Om man ska lösa flera problem med samma moduler</text:p>
      <text:p text:style-name="P31"/>
      <text:p text:style-name="P7"><text:span text:style-name="T38"><text:tab/>finna d</text:span><text:span text:style-name="T22">1</text:span><text:span text:style-name="T38">, d</text:span><text:span text:style-name="T22">2</text:span><text:span text:style-name="T38"> så att<text:tab/><text:tab/>d</text:span><text:span text:style-name="T22">1</text:span><text:span text:style-name="T38"> </text:span><text:span text:style-name="T37">≡</text:span><text:span text:style-name="T38"> 1 (mod 8)<text:tab/></text:span><text:span text:style-name="T37">≡</text:span><text:span text:style-name="T38"> 0 (mod 81)</text:span></text:p>
      <text:p text:style-name="P7"><text:span text:style-name="T38"><text:tab/><text:tab/><text:tab/><text:tab/><text:tab/>d</text:span><text:span text:style-name="T22">2</text:span><text:span text:style-name="T38"> </text:span><text:span text:style-name="T37">≡</text:span><text:span text:style-name="T38"> 1 (mod 8)<text:tab/></text:span><text:span text:style-name="T37">≡</text:span><text:span text:style-name="T38"> 0 (mod 81)</text:span></text:p>
      <text:p text:style-name="P31"/>
      <text:p text:style-name="P46"><text:span text:style-name="T38"/></text:p>
      <text:p text:style-name="P58"><text:span text:style-name="T39">3)<text:tab/>Att visa:<text:tab/>((A</text:span><text:span text:style-name="T11">C</text:span><text:span text:style-name="T39"> ∪ B</text:span><text:span text:style-name="T11">C</text:span><text:span text:style-name="T39">) \ A)</text:span><text:span text:style-name="T11">C</text:span><text:span text:style-name="T39"> = A<text:tab/>för godtyckliga mängder, A och B.</text:span></text:p>
      <text:p text:style-name="P32"/>
      <text:p text:style-name="P33"><draw:frame draw:style-name="fr1" draw:name="graphics1" text:anchor-type="paragraph" svg:x="4.448in" svg:y="0.0626in" svg:width="2.5in" svg:height="1.6665in" draw:z-index="0"><draw:image xlink:href="Pictures/2000025F000018CE0000108957F8A45E.svm" xlink:type="simple" xlink:show="embed" xlink:actuate="onLoad"/></draw:frame><text:tab/>Med Venn-diagram:</text:p>
      <text:p text:style-name="P32"/>
      <text:p text:style-name="P8"><text:span text:style-name="T40"><text:tab/></text:span><text:span text:style-name="T41"><text:tab/></text:span><text:span text:style-name="T40">Horisontella sträck:<text:tab/></text:span><text:span text:style-name="T39">A</text:span><text:span text:style-name="T11">C</text:span><text:span text:style-name="T39"> ∪ B</text:span><text:span text:style-name="T11">C</text:span></text:p>
      <text:p text:style-name="P8"><text:span text:style-name="T40"><text:tab/></text:span><text:span text:style-name="T41"><text:tab/></text:span><text:span text:style-name="T40">Verticalla sträck:<text:tab/><text:tab/></text:span><text:span text:style-name="T39">(A</text:span><text:span text:style-name="T11">C</text:span><text:span text:style-name="T39"> ∪ B</text:span><text:span text:style-name="T11">C</text:span><text:span text:style-name="T39">) \ A</text:span></text:p>
      <text:p text:style-name="P8"><text:span text:style-name="T40"><text:tab/></text:span><text:span text:style-name="T41"><text:tab/></text:span><text:span text:style-name="T40">Grått:<text:tab/><text:tab/><text:tab/><text:tab/></text:span><text:span text:style-name="T39">((A</text:span><text:span text:style-name="T11">C</text:span><text:span text:style-name="T39"> ∪ B</text:span><text:span text:style-name="T11">C</text:span><text:span text:style-name="T39">) \ A)</text:span><text:span text:style-name="T11">C</text:span></text:p>
      <text:p text:style-name="P34"><text:tab/></text:p>
      <text:p text:style-name="P9"><text:span text:style-name="T40"><text:tab/></text:span><text:span text:style-name="T41"><text:tab/></text:span><text:span text:style-name="T40">Alltså är </text:span><text:span text:style-name="T39">((A</text:span><text:span text:style-name="T11">C</text:span><text:span text:style-name="T39"> ∪ B</text:span><text:span text:style-name="T11">C</text:span><text:span text:style-name="T39">) \ A)</text:span><text:span text:style-name="T11">C</text:span><text:span text:style-name="T39"> = A</text:span><text:span text:style-name="T41"><text:tab/></text:span><text:span text:style-name="T39">∎</text:span></text:p>
      <text:p text:style-name="P32"/>
      <text:p text:style-name="P32"/>
      <text:p text:style-name="P33"><text:tab/>Med boolesk algebra:</text:p>
      <text:p text:style-name="P33"/>
      <text:p text:style-name="P9"><text:span text:style-name="T39"><text:tab/><text:tab/>((A</text:span><text:span text:style-name="T11">C</text:span><text:span text:style-name="T39"> ∪ B</text:span><text:span text:style-name="T11">C</text:span><text:span text:style-name="T39">) \ A)</text:span><text:span text:style-name="T11">C</text:span><text:span text:style-name="T39"> = </text:span></text:p>
      <text:p text:style-name="P9"><text:span text:style-name="T39"><text:tab/><text:tab/>= ((A</text:span><text:span text:style-name="T11">C</text:span><text:span text:style-name="T39"> ∪ B</text:span><text:span text:style-name="T11">C</text:span><text:span text:style-name="T39">) ∩ A</text:span><text:span text:style-name="T11">C</text:span><text:span text:style-name="T39">)</text:span><text:span text:style-name="T11">C</text:span><text:span text:style-name="T39"> = </text:span></text:p>
      <text:p text:style-name="P9"><text:span text:style-name="T39"><text:tab/><text:tab/>= (A</text:span><text:span text:style-name="T11">C</text:span><text:span text:style-name="T39"> ∪ B</text:span><text:span text:style-name="T11">C </text:span><text:span text:style-name="T39">)</text:span><text:span text:style-name="T11">C</text:span><text:span text:style-name="T39"> ∪ A</text:span><text:span text:style-name="T11">CC</text:span><text:span text:style-name="T39"> =</text:span></text:p>
      <text:p text:style-name="P9"><text:span text:style-name="T39"><text:tab/><text:tab/>= </text:span><text:span text:style-name="T41">(A</text:span><text:span text:style-name="T12">CC</text:span><text:span text:style-name="T41"> </text:span><text:span text:style-name="T39">∩</text:span><text:span text:style-name="T41"> B</text:span><text:span text:style-name="T12">CC</text:span><text:span text:style-name="T41">) </text:span><text:span text:style-name="T39">∪</text:span><text:span text:style-name="T41"> A</text:span><text:span text:style-name="T39"> =</text:span></text:p>
      <text:p text:style-name="P9"><text:span text:style-name="T39"><text:tab/><text:tab/>=</text:span><text:span text:style-name="T41"> (A </text:span><text:span text:style-name="T39">∩</text:span><text:span text:style-name="T41"> B) </text:span><text:span text:style-name="T39">∪</text:span><text:span text:style-name="T41"> A</text:span><text:span text:style-name="T39"> </text:span><text:span text:style-name="T41">= </text:span><text:span text:style-name="T39">A<text:tab/>∎</text:span></text:p>
      <text:p text:style-name="P32"/>
      <text:p text:style-name="P32"/>
      <text:p text:style-name="P55"><text:tab/>Andra sätt att visa detta på:</text:p>
      <text:p text:style-name="P55"/>
      <text:p text:style-name="P24"><text:span text:style-name="T42"><text:tab/><text:tab/></text:span><text:span text:style-name="T39">((A</text:span><text:span text:style-name="T11">C</text:span><text:span text:style-name="T39"> ∪ B</text:span><text:span text:style-name="T11">C</text:span><text:span text:style-name="T39">) \ A)</text:span><text:span text:style-name="T11">C</text:span><text:span text:style-name="T13"> </text:span><text:span text:style-name="T42">≍</text:span></text:p>
      <text:p text:style-name="P24"><text:span text:style-name="T39"><text:tab/><text:tab/></text:span><text:span text:style-name="T42">≍ </text:span><text:span text:style-name="T39">¬((¬a ∨ ¬b) ∧ ¬a) =</text:span></text:p>
      <text:p text:style-name="P55"><text:tab/><text:tab/>= ¬(¬(a ∧ b) ∧ ¬a) =</text:p>
      <text:p text:style-name="P55"><text:tab/><text:tab/>= (a ∧ b) ∨ a = a<text:tab/><text:tab/>∎</text:p>
      <text:p text:style-name="P55"/>
      <text:p text:style-name="P23"><text:span text:style-name="T39"><text:tab/><text:tab/>((A</text:span><text:span text:style-name="T11">C</text:span><text:span text:style-name="T39"> ∪ B</text:span><text:span text:style-name="T11">C</text:span><text:span text:style-name="T39">) \ A)</text:span><text:span text:style-name="T11">C</text:span><text:span text:style-name="T39"> = </text:span></text:p>
      <text:p text:style-name="P23"><text:span text:style-name="T39"><text:tab/><text:tab/>= ((A</text:span><text:span text:style-name="T11">C</text:span><text:span text:style-name="T39"> ∪ B</text:span><text:span text:style-name="T11">C</text:span><text:span text:style-name="T39">) ∩ A</text:span><text:span text:style-name="T11">C</text:span><text:span text:style-name="T39">)</text:span><text:span text:style-name="T11">C</text:span><text:span text:style-name="T39"> = </text:span></text:p>
      <text:p text:style-name="P23"><text:span text:style-name="T39"><text:tab/><text:tab/>= ((A</text:span><text:span text:style-name="T11">C</text:span><text:span text:style-name="T39"> ∪ B</text:span><text:span text:style-name="T11">C</text:span><text:span text:style-name="T39">) ∩ A</text:span><text:span text:style-name="T11">C</text:span><text:span text:style-name="T39">)</text:span><text:span text:style-name="T11">C</text:span><text:span text:style-name="T39"> =</text:span></text:p>
      <text:p text:style-name="P23"><text:span text:style-name="T39"><text:tab/><text:tab/>= (A</text:span><text:span text:style-name="T11">C</text:span><text:span text:style-name="T39">)</text:span><text:span text:style-name="T11">C </text:span><text:span text:style-name="T39">= A<text:tab/><text:tab/><text:tab/>∎</text:span></text:p>
      <text:p text:style-name="P55"/>
      <text:p text:style-name="P23"><text:span text:style-name="T39"><text:tab/><text:tab/>((A</text:span><text:span text:style-name="T11">C</text:span><text:span text:style-name="T39"> ∪ B</text:span><text:span text:style-name="T11">C</text:span><text:span text:style-name="T39">) \ A)</text:span><text:span text:style-name="T11">C</text:span><text:span text:style-name="T39"> = </text:span></text:p>
      <text:p text:style-name="P23"><text:span text:style-name="T39"><text:tab/><text:tab/>= ((A</text:span><text:span text:style-name="T11">C</text:span><text:span text:style-name="T39"> ∪ B</text:span><text:span text:style-name="T11">C</text:span><text:span text:style-name="T39">) ∩ A</text:span><text:span text:style-name="T11">C</text:span><text:span text:style-name="T39">)</text:span><text:span text:style-name="T11">C</text:span><text:span text:style-name="T39"> = </text:span></text:p>
      <text:p text:style-name="P23"><text:span text:style-name="T39"><text:tab/><text:tab/>= ((A ∩ B)</text:span><text:span text:style-name="T11">C</text:span><text:span text:style-name="T39"> ∩ A</text:span><text:span text:style-name="T11">C</text:span><text:span text:style-name="T39">)</text:span><text:span text:style-name="T11">C</text:span><text:span text:style-name="T39"> =</text:span></text:p>
      <text:p text:style-name="P23"><text:span text:style-name="T39"><text:tab/><text:tab/>= ((A ∩ B) ∪ A) =</text:span><text:span text:style-name="T41"> </text:span><text:span text:style-name="T39">A<text:tab/>∎</text:span><text:span text:style-name="T41"><text:tab/><text:tab/>(</text:span><text:span text:style-name="T42">F</text:span><text:span text:style-name="T41">ler liknande sätt finns)</text:span></text:p>
      <text:p text:style-name="P9"><text:span text:style-name="T10"/></text:p>
      <text:p text:style-name="P59">4)<text:tab/>Vi visar för en kvardat med sidan 2k</text:p>
      <text:p text:style-name="P48"/>
      <text:p text:style-name="P49"><text:tab/>Induktion</text:p>
      <text:p text:style-name="P49"/>
      <text:p text:style-name="P18"><text:span text:style-name="T47"><text:tab/>Bas </text:span><text:span text:style-name="T48"><text:tab/>P</text:span><text:span text:style-name="T47">åst</text:span><text:span text:style-name="T48">åendet</text:span><text:span text:style-name="T47"> sa</text:span><text:span text:style-name="T48">n</text:span><text:span text:style-name="T47">t då k = 0<text:tab/><text:tab/>inget</text:span></text:p>
      <text:p text:style-name="P50"><text:tab/>Kvar att täcka då en bit har tagits bort.</text:p>
      <text:p text:style-name="P50"/>
      <text:p text:style-name="P50"><text:tab/>OK</text:p>
      <text:p text:style-name="P35"/>
      <text:p text:style-name="P35"/>
      <text:p text:style-name="P35"/>
      <text:p text:style-name="P36"><text:tab/>Sats:</text:p>
      <text:p text:style-name="P36"/>
      <text:p text:style-name="P12"><text:span text:style-name="T47"><text:tab/><text:tab/>Antag sant för k = p och betrakta kvadraten med sidan 2</text:span><text:span text:style-name="T14">p + 1</text:span><text:span text:style-name="T47">.</text:span></text:p>
      <text:p text:style-name="P36"/>
      <text:p text:style-name="P12"><text:span text:style-name="T47"><text:tab/><text:tab/>Dela upp den i fyra 2</text:span><text:span text:style-name="T14">p</text:span><text:span text:style-name="T47"> kvadrater tag bort en liten bit och en L-bit i</text:span></text:p>
      <text:p text:style-name="P36"><text:tab/><text:tab/>mitten. Resten täcks av antagandet.</text:p>
      <text:p text:style-name="P36"/>
      <text:p text:style-name="P13"><text:span text:style-name="T47"><text:tab/><text:tab/>Så </text:span><text:span text:style-name="T50">påst</text:span><text:span text:style-name="T51">åendet</text:span><text:span text:style-name="T47"> för k = p </text:span><text:span text:style-name="T48">⇒</text:span><text:span text:style-name="T47"> </text:span><text:span text:style-name="T50">påst</text:span><text:span text:style-name="T51">åendet</text:span><text:span text:style-name="T47"> k =p+1</text:span></text:p>
      <text:p text:style-name="P36"/>
      <text:p text:style-name="P36"/>
      <text:p text:style-name="P36"><text:tab/><text:tab/>Induktionspricipen</text:p>
      <text:p text:style-name="P36"/>
      <text:p text:style-name="P36"/>
      <text:p text:style-name="P36"/>
      <text:p text:style-name="P37"/>
      <text:p text:style-name="P10"><text:span text:style-name="T43">5)</text:span><text:span text:style-name="T44"><text:tab/></text:span><text:span text:style-name="T45">Fibonacci, rekursivt<text:tab/><text:tab/>F</text:span><text:span text:style-name="T23">0</text:span><text:span text:style-name="T45"> = 0,<text:tab/>F</text:span><text:span text:style-name="T23">1</text:span><text:span text:style-name="T45"> = 1</text:span></text:p>
      <text:p text:style-name="P11"><text:span text:style-name="T45"><text:tab/><text:tab/><text:tab/><text:tab/><text:tab/><text:tab/>F</text:span><text:span text:style-name="T23">n + 2</text:span><text:span text:style-name="T45"> = F</text:span><text:span text:style-name="T23">n</text:span><text:span text:style-name="T45"> + F</text:span><text:span text:style-name="T23">n + 1</text:span></text:p>
      <text:p text:style-name="P39"/>
      <text:p text:style-name="P39"><text:tab/>Visar med induktion</text:p>
      <text:p text:style-name="P39"/>
      <text:p text:style-name="P39"/>
      <text:p text:style-name="P11"><text:span text:style-name="T45"><text:tab/></text:span><text:span text:style-name="T45"><draw:frame draw:style-name="fr2" draw:name="Object1" text:anchor-type="as-char" svg:width="1.7209in" svg:height="0.2425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5"><text:tab/>n = 1, 2, 3, …</text:span></text:p>
      <text:p text:style-name="P39"/>
      <text:p text:style-name="P11"><text:span text:style-name="T45"><text:tab/></text:span><text:span text:style-name="T46">Bas:<text:tab/>VL = </text:span><text:span text:style-name="T46"><draw:frame draw:style-name="fr2" draw:name="Object2" text:anchor-type="as-char" svg:width="0.1598in" svg:height="0.2425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6"> = 1<text:tab/><text:tab/>HL = F</text:span><text:span text:style-name="T24">1</text:span><text:span text:style-name="T46">F</text:span><text:span text:style-name="T24">2</text:span><text:span text:style-name="T46"> = 1⋅1 = 1</text:span></text:p>
      <text:p text:style-name="P40"/>
      <text:p text:style-name="P41"><text:tab/>Steg:<text:tab/>Antag sant för n = k</text:p>
      <text:p text:style-name="P38"/>
      <text:p text:style-name="P14"><text:span text:style-name="T52"><text:tab/></text:span><text:span text:style-name="T52"><draw:frame draw:style-name="fr2" draw:name="Object3" text:anchor-type="as-char" svg:width="4.911in" svg:height="0.2425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42"/>
      <text:p text:style-name="P14"><text:span text:style-name="T52"><text:tab/></text:span><text:span text:style-name="T52"><draw:frame draw:style-name="fr2" draw:name="Object4" text:anchor-type="as-char" svg:width="4.1835in" svg:height="0.2543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42"/>
      <text:p text:style-name="P15"><text:span text:style-name="T53"><text:tab/>Så steget klart.<text:tab/><text:tab/>VL</text:span><text:span text:style-name="T25">k</text:span><text:span text:style-name="T53"> = HL</text:span><text:span text:style-name="T25">k</text:span><text:span text:style-name="T53"> <text:s/>⇔ <text:s text:c="2"/>VL</text:span><text:span text:style-name="T25">k + 1</text:span><text:span text:style-name="T53"> = HL</text:span><text:span text:style-name="T25">k + 1</text:span></text:p>
      <text:p text:style-name="P43"/>
      <text:p text:style-name="P57">b)</text:p>
      <text:p text:style-name="P15"><text:span text:style-name="T53"><text:tab/>Visa att </text:span><text:span text:style-name="T53"><draw:frame draw:style-name="fr3" draw:name="Object5" text:anchor-type="as-char" svg:width="1.561in" svg:height="0.5291in" draw:z-index="6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3"/>
      <text:p text:style-name="P43"/>
      <text:p text:style-name="P15"><text:span text:style-name="T53"><text:tab/>Bas:<text:tab/></text:span><text:span text:style-name="T53"><draw:frame draw:style-name="fr3" draw:name="Object6" text:anchor-type="as-char" svg:width="2.7339in" svg:height="0.5311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43"/>
      <text:p text:style-name="P43"/>
      <text:p text:style-name="P43"><text:tab/>Antag sant för n = k</text:p>
      <text:p text:style-name="P43"/>
      <text:p text:style-name="P15"><text:span text:style-name="T53"><text:tab/></text:span><text:span text:style-name="T53"><draw:frame draw:style-name="fr2" draw:name="Object7" text:anchor-type="as-char" svg:width="1.452in" svg:height="0.5193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3">,<text:tab/></text:span><text:span text:style-name="T53"><draw:frame draw:style-name="fr2" draw:name="Object8" text:anchor-type="as-char" svg:width="1.2634in" svg:height="0.4874in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43"/>
      <text:p text:style-name="P16"><text:span text:style-name="T54"><text:tab/></text:span><text:span text:style-name="T54"><draw:frame draw:style-name="fr2" draw:name="Object9" text:anchor-type="as-char" svg:width="5.8098in" svg:height="0.5193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44"/>
      <text:p text:style-name="P44"/>
      <text:p text:style-name="P51"/>
      <text:p text:style-name="P51"/>
      <text:p text:style-name="P21"><text:span text:style-name="T54">6)<text:tab/>Finn X, Y, Z</text:span><text:span text:style-name="T57">, <text:s/></text:span><text:span text:style-name="T54">ƒ : X → Y,</text:span><text:span text:style-name="T57"> <text:s/></text:span><text:span text:style-name="T54">g : Y → Z</text:span></text:p>
      <text:p text:style-name="P51"/>
      <text:p text:style-name="P22"><text:span text:style-name="T54"><text:tab/></text:span><text:span text:style-name="T57">Så att</text:span><text:span text:style-name="T54"> g</text:span><text:span text:style-name="T7">∘</text:span><text:span text:style-name="T54">ƒ : X → Z </text:span><text:span text:style-name="T57">är</text:span><text:span text:style-name="T54"> bijekti</text:span><text:span text:style-name="T57">v, men varken </text:span><text:span text:style-name="T54">ƒ</text:span><text:span text:style-name="T57">, g bijektiv.</text:span></text:p>
      <text:p text:style-name="P51"/>
      <text:p text:style-name="P51"/>
      <text:p text:style-name="P22"><text:span text:style-name="T57"><text:tab/></text:span><text:span text:style-name="T54">g</text:span><text:span text:style-name="T57"> måste vara en surjektion och</text:span></text:p>
      <text:p text:style-name="P22"><text:span text:style-name="T57"><text:tab/></text:span><text:span text:style-name="T54">ƒ</text:span><text:span text:style-name="T57"> måste vara en injektion.</text:span></text:p>
      <text:p text:style-name="P52"/>
      <text:p text:style-name="P22"><text:span text:style-name="T57"><text:tab/>Så </text:span><text:span text:style-name="T54">ƒ</text:span><text:span text:style-name="T57"> inte surjektion och g inte injektion.</text:span></text:p>
      <text:p text:style-name="P52"/>
      <text:p text:style-name="P52"/>
      <text:p text:style-name="P22"><text:span text:style-name="T57"><text:tab/>Om X = Y = Z och </text:span><text:span text:style-name="T54">ƒ : </text:span><text:span text:style-name="T57">injektion, inte surjektion, måste</text:span></text:p>
      <text:p text:style-name="P52"><text:tab/>X = Y var oändlig.</text:p>
      <text:p text:style-name="P25"><text:span text:style-name="T55">7)<text:tab/>Givet ƒ : A → A,<text:tab/>ƒ</text:span><text:span text:style-name="T8">∘</text:span><text:span text:style-name="T55">ƒ = id</text:span><text:span text:style-name="T26">A<text:tab/></text:span><text:span text:style-name="T55">det vill säga <text:s/>ƒ(ƒ(x)) = x <text:s/>∀ x ∈ A</text:span></text:p>
      <text:p text:style-name="P45"/>
      <text:p text:style-name="P45"><text:tab/>Visa att ƒ är bijektiv.</text:p>
      <text:p text:style-name="P45"/>
      <text:p text:style-name="P45"/>
      <text:p text:style-name="P17"><text:span text:style-name="T55"><text:tab/>ƒ är injektiv ty ƒ(x</text:span><text:span text:style-name="T26">1</text:span><text:span text:style-name="T55">) = ƒ(x</text:span><text:span text:style-name="T26">2</text:span><text:span text:style-name="T55">) ⇒ ƒ(ƒ(x</text:span><text:span text:style-name="T26">1</text:span><text:span text:style-name="T55">)) = ƒ(ƒ(x</text:span><text:span text:style-name="T26">2</text:span><text:span text:style-name="T55">)) ⇒ x</text:span><text:span text:style-name="T26">1</text:span><text:span text:style-name="T55"> = x</text:span><text:span text:style-name="T26">2</text:span></text:p>
      <text:p text:style-name="P45"/>
      <text:p text:style-name="P45"><text:tab/>ƒ är surjektiv ty x = ƒ(ƒ(x)), ∀ x ∈ A</text:p>
      <text:p text:style-name="P45"/>
      <text:p text:style-name="P45"><text:tab/>Alltså ƒ är bijektiv.</text:p>
      <text:p text:style-name="P45"/>
      <text:p text:style-name="P45"/>
      <text:p text:style-name="P45"/>
      <text:p text:style-name="P53"/>
      <text:p text:style-name="P19"><text:span text:style-name="T55">8)<text:tab/>2</text:span><text:span text:style-name="T15">29</text:span><text:span text:style-name="T55"> i bas 10 har 9 olika siffror, vilken siffra har 2</text:span><text:span text:style-name="T15">29</text:span><text:span text:style-name="T55"> inte?</text:span></text:p>
      <text:p text:style-name="P53"/>
      <text:p text:style-name="P53"><text:tab/></text:p>
      <text:p text:style-name="P19"><text:span text:style-name="T55"><text:tab/>(a</text:span><text:span text:style-name="T26">k</text:span><text:span text:style-name="T55"> a</text:span><text:span text:style-name="T26">k − 1</text:span><text:span text:style-name="T55"> … a</text:span><text:span text:style-name="T26">1</text:span><text:span text:style-name="T55"> a</text:span><text:span text:style-name="T26">0</text:span><text:span text:style-name="T55">)</text:span><text:span text:style-name="T26">10</text:span><text:span text:style-name="T55"> ≡</text:span><text:span text:style-name="T26">9</text:span><text:span text:style-name="T55"> a</text:span><text:span text:style-name="T26">k</text:span><text:span text:style-name="T55"> + a</text:span><text:span text:style-name="T26">k − 1</text:span><text:span text:style-name="T55"> + … + a</text:span><text:span text:style-name="T26">0</text:span></text:p>
      <text:p text:style-name="P53"/>
      <text:p text:style-name="P19"><text:span text:style-name="T55"><text:tab/>Ty a</text:span><text:span text:style-name="T26">n</text:span><text:span text:style-name="T55">⋅10</text:span><text:span text:style-name="T16">n</text:span><text:span text:style-name="T55"> = a</text:span><text:span text:style-name="T26">n</text:span><text:span text:style-name="T55">(999…9 + 1) ≡</text:span><text:span text:style-name="T26">9</text:span><text:span text:style-name="T55"> a</text:span><text:span text:style-name="T26">n</text:span></text:p>
      <text:p text:style-name="P53"><draw:custom-shape text:anchor-type="paragraph" draw:z-index="5" draw:style-name="gr1" draw:text-style-name="P60" svg:width="0.1677in" svg:height="0.9953in" draw:transform="rotate (1.5707963267946) translate (1.67013888888889in 0.193055555555556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9"><text:span text:style-name="T55"><text:tab/><text:tab/><text:tab/> <text:s text:c="5"/></text:span><text:span text:style-name="T56"><text:s text:c="4"/></text:span><text:span text:style-name="T55">×n</text:span></text:p>
      <text:p text:style-name="P53"/>
      <text:p text:style-name="P20"><text:span text:style-name="T55"><text:tab/></text:span><text:span text:style-name="T56">a</text:span><text:span text:style-name="T27">k</text:span><text:span text:style-name="T56">⋅10</text:span><text:span text:style-name="T16">k</text:span><text:span text:style-name="T56"> + a</text:span><text:span text:style-name="T27">k − 1</text:span><text:span text:style-name="T56">⋅10</text:span><text:span text:style-name="T16">k − 1</text:span><text:span text:style-name="T56"> + … + a</text:span><text:span text:style-name="T27">1</text:span><text:span text:style-name="T56">⋅10 + a</text:span><text:span text:style-name="T27">0</text:span><text:span text:style-name="T56"> </text:span><text:span text:style-name="T55">≡</text:span><text:span text:style-name="T26">9</text:span><text:span text:style-name="T55"> </text:span><text:span text:style-name="T56">?</text:span><text:span text:style-name="T16">?</text:span><text:span text:style-name="T27">?</text:span><text:span text:style-name="T16">?</text:span><text:span text:style-name="T27">?</text:span><text:span text:style-name="T16">?</text:span><text:span text:style-name="T27">?</text:span><text:span text:style-name="T56">?</text:span></text:p>
      <text:p text:style-name="P54"/>
      <text:p text:style-name="P20"><text:span text:style-name="T56"><text:tab/>2</text:span><text:span text:style-name="T16">0</text:span><text:span text:style-name="T56"> </text:span><text:span text:style-name="T55">≡</text:span><text:span text:style-name="T26">9</text:span><text:span text:style-name="T55"> </text:span><text:span text:style-name="T56">1,<text:tab/>2</text:span><text:span text:style-name="T16">1</text:span><text:span text:style-name="T56"> </text:span><text:span text:style-name="T55">≡</text:span><text:span text:style-name="T26">9</text:span><text:span text:style-name="T55"> </text:span><text:span text:style-name="T56">2,<text:tab/>2</text:span><text:span text:style-name="T16">2</text:span><text:span text:style-name="T56"> </text:span><text:span text:style-name="T55">≡</text:span><text:span text:style-name="T26">9</text:span><text:span text:style-name="T55"> </text:span><text:span text:style-name="T56">4,<text:tab/>2</text:span><text:span text:style-name="T16">3</text:span><text:span text:style-name="T56"> </text:span><text:span text:style-name="T55">≡</text:span><text:span text:style-name="T26">9</text:span><text:span text:style-name="T55"> </text:span><text:span text:style-name="T56">8,<text:tab/>2</text:span><text:span text:style-name="T16">4</text:span><text:span text:style-name="T56"> </text:span><text:span text:style-name="T55">≡</text:span><text:span text:style-name="T26">9</text:span><text:span text:style-name="T55"> </text:span><text:span text:style-name="T56">7</text:span></text:p>
      <text:p text:style-name="P20"><text:span text:style-name="T56"><text:tab/>2</text:span><text:span text:style-name="T16">5</text:span><text:span text:style-name="T56"> </text:span><text:span text:style-name="T55">≡</text:span><text:span text:style-name="T26">9</text:span><text:span text:style-name="T55"> </text:span><text:span text:style-name="T56">5,<text:tab/>2</text:span><text:span text:style-name="T16">6</text:span><text:span text:style-name="T56"> </text:span><text:span text:style-name="T55">≡</text:span><text:span text:style-name="T26">9</text:span><text:span text:style-name="T55"> </text:span><text:span text:style-name="T56">1</text:span></text:p>
      <text:p text:style-name="P54"/>
      <text:p text:style-name="P20"><text:span text:style-name="T56"><text:tab/>Så<text:tab/>2</text:span><text:span text:style-name="T16">29</text:span><text:span text:style-name="T56"> = 2</text:span><text:span text:style-name="T16">6⋅4 + 5</text:span><text:span text:style-name="T56"> </text:span><text:span text:style-name="T55">≡</text:span><text:span text:style-name="T27">9</text:span><text:span text:style-name="T56"> 1</text:span><text:span text:style-name="T16">4</text:span><text:span text:style-name="T56">⋅5 = 5</text:span></text:p>
      <text:p text:style-name="P54"/>
      <text:p text:style-name="P20"><text:span text:style-name="T56"><text:tab/>0 + 1 + 2 + … + 9 = 45 </text:span><text:span text:style-name="T55">≡</text:span><text:span text:style-name="T27">9</text:span><text:span text:style-name="T56"> 0</text:span></text:p>
      <text:p text:style-name="P54"/>
      <text:p text:style-name="P20"><text:span text:style-name="T56"><text:tab/>2</text:span><text:span text:style-name="T16">29</text:span><text:span text:style-name="T56">, siffersumma </text:span><text:span text:style-name="T55">≡</text:span><text:span text:style-name="T27">9</text:span><text:span text:style-name="T56"> 5</text:span></text:p>
      <text:p text:style-name="P54"/>
      <text:p text:style-name="P54"><text:tab/>Om siffran x fattas så gäller</text:p>
      <text:p text:style-name="P54"/>
      <text:p text:style-name="P20"><text:span text:style-name="T56"><text:tab/>x + 5 </text:span><text:span text:style-name="T55">≡</text:span><text:span text:style-name="T27">9</text:span><text:span text:style-name="T56"> 0</text:span></text:p>
      <text:p text:style-name="P54"/>
      <text:p text:style-name="P54"><text:tab/>Så det är 4 som fat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style style:name="MP2" style:family="paragraph" style:parent-style-name="Footer">
      <style:text-properties fo:font-size="12pt" officeooo:rsid="00506384" officeooo:paragraph-rsid="00506384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2-19T21:52:51</dc:date>
    <dc:creator>Mattias </dc:creator>
    <meta:editing-duration>PT35H30M30S</meta:editing-duration>
    <meta:editing-cycles>77</meta:editing-cycles>
    <meta:generator>OpenOffice.org/3.2$Linux OpenOffice.org_project/320m19$Build-9505</meta:generator>
    <meta:document-statistic meta:table-count="0" meta:image-count="1" meta:object-count="9" meta:page-count="6" meta:paragraph-count="121" meta:word-count="896" meta:character-count="3435"/>
  </office:meta>
</office:document-meta>
</file>

<file path=Object 1/content.xml><?xml version="1.0" encoding="utf-8"?>
<math xmlns="http://www.w3.org/1998/Math/MathML">
  <semantics>
    <mrow>
      <mrow>
        <mrow>
          <mrow>
            <msubsup>
              <mi mathvariant="normal">F</mi>
              <mn>1</mn>
              <mn>2</mn>
            </msubsup>
            <mo stretchy="false">+</mo>
            <msubsup>
              <mi mathvariant="normal">F</mi>
              <mn>2</mn>
              <mn>2</mn>
            </msubsup>
          </mrow>
          <mo stretchy="false">+</mo>
          <mi mathvariant="normal">…</mi>
        </mrow>
        <mo stretchy="false">+</mo>
        <msubsup>
          <mi mathvariant="normal">F</mi>
          <mi mathvariant="normal">n</mi>
          <mn>2</mn>
        </msubsup>
      </mrow>
      <mi mathvariant="normal">=</mi>
      <mrow>
        <msub>
          <mi mathvariant="normal">F</mi>
          <mi mathvariant="normal">n</mi>
        </msub>
        <mi mathvariant="normal">⋅</mi>
        <msub>
          <mi mathvariant="normal">F</mi>
          <mrow>
            <mi mathvariant="normal">n</mi>
            <mo stretchy="false">+</mo>
            <mn>1</mn>
          </mrow>
        </msub>
      </mrow>
    </mrow>
    <annotation encoding="StarMath 5.0">F sub 1 sup 2 + F sub 2 sup 2 + … + F sub n sup 2 = F_n cdot F_{n + 1}</annotation>
  </semantics>
</math>
</file>

<file path=Object 2/content.xml><?xml version="1.0" encoding="utf-8"?>
<math xmlns="http://www.w3.org/1998/Math/MathML">
  <semantics>
    <msubsup>
      <mi mathvariant="normal">F</mi>
      <mn>1</mn>
      <mn>2</mn>
    </msubsup>
    <annotation encoding="StarMath 5.0">F sub 1 sup 2</annotation>
  </semantics>
</math>
</file>

<file path=Object 3/content.xml><?xml version="1.0" encoding="utf-8"?>
<math xmlns="http://www.w3.org/1998/Math/MathML">
  <semantics>
    <mrow>
      <msub>
        <mi>VL</mi>
        <mrow>
          <mi mathvariant="normal">k</mi>
          <mo stretchy="false">+</mo>
          <mn>1</mn>
        </mrow>
      </msub>
      <mrow>
        <mi/>
        <mi mathvariant="normal">=</mi>
        <mi/>
      </mrow>
      <mrow>
        <mrow>
          <mrow>
            <msubsup>
              <mi mathvariant="normal">F</mi>
              <mn>1</mn>
              <mn>2</mn>
            </msubsup>
            <mo stretchy="false">+</mo>
            <msubsup>
              <mi mathvariant="normal">F</mi>
              <mn>2</mn>
              <mn>2</mn>
            </msubsup>
          </mrow>
          <mo stretchy="false">+</mo>
          <mi mathvariant="normal">…</mi>
        </mrow>
        <mo stretchy="false">+</mo>
        <msubsup>
          <mi mathvariant="normal">F</mi>
          <mi mathvariant="normal">n</mi>
          <mn>2</mn>
        </msubsup>
      </mrow>
      <mrow>
        <mi/>
        <mi mathvariant="normal">=</mi>
        <mi/>
      </mrow>
      <mrow>
        <msub>
          <mi mathvariant="normal">F</mi>
          <mi mathvariant="normal">n</mi>
        </msub>
        <mi mathvariant="normal">⋅</mi>
        <msub>
          <mi mathvariant="normal">F</mi>
          <mrow>
            <mi mathvariant="normal">n</mi>
            <mo stretchy="false">+</mo>
            <mn>1</mn>
          </mrow>
        </msub>
      </mrow>
      <mrow>
        <mi/>
        <mi mathvariant="normal">=</mi>
        <mi/>
      </mrow>
      <mrow>
        <msub>
          <mi>VL</mi>
          <mi mathvariant="normal">k</mi>
        </msub>
        <mo stretchy="false">+</mo>
        <msubsup>
          <mi mathvariant="normal">F</mi>
          <mrow>
            <mi mathvariant="normal">k</mi>
            <mo stretchy="false">+</mo>
            <mn>1</mn>
          </mrow>
          <mn>2</mn>
        </msubsup>
      </mrow>
      <mrow>
        <mi/>
        <mi mathvariant="normal">=</mi>
        <mi/>
      </mrow>
      <mrow>
        <msub>
          <mi>HL</mi>
          <mi mathvariant="normal">k</mi>
        </msub>
        <mo stretchy="false">+</mo>
        <msubsup>
          <mi mathvariant="normal">F</mi>
          <mrow>
            <mi mathvariant="normal">k</mi>
            <mo stretchy="false">+</mo>
            <mn>1</mn>
          </mrow>
          <mn>2</mn>
        </msubsup>
      </mrow>
      <mrow>
        <mi/>
        <mi mathvariant="normal">=</mi>
        <mtext/>
      </mrow>
    </mrow>
    <annotation encoding="StarMath 5.0">VL_{k + 1} ~=~ F sub 1 sup 2 + F sub 2 sup 2 + … + F sub n sup 2
~=~ F_n cdot F_{n + 1} ~=~ VL_k + F sub {k + 1} sup 2 ~=~
HL_k + F sub {k + 1} sup 2 ~= ""</annotation>
  </semantics>
</math>
</file>

<file path=Object 4/content.xml><?xml version="1.0" encoding="utf-8"?>
<math xmlns="http://www.w3.org/1998/Math/MathML">
  <semantics>
    <mrow>
      <mrow>
        <mtext/>
        <mi mathvariant="normal">=</mi>
        <mi/>
      </mrow>
      <msub>
        <mi mathvariant="normal">F</mi>
        <mi mathvariant="normal">k</mi>
      </msub>
      <mrow>
        <msub>
          <mi mathvariant="normal">F</mi>
          <mrow>
            <mi mathvariant="normal">k</mi>
            <mo stretchy="false">+</mo>
            <mn>1</mn>
          </mrow>
        </msub>
        <mo stretchy="false">+</mo>
        <msubsup>
          <mi mathvariant="normal">F</mi>
          <mrow>
            <mi mathvariant="normal">k</mi>
            <mo stretchy="false">+</mo>
            <mn>1</mn>
          </mrow>
          <mn>2</mn>
        </msubsup>
      </mrow>
      <mrow>
        <mi/>
        <mi mathvariant="normal">=</mi>
        <mi/>
      </mrow>
      <msub>
        <mi mathvariant="normal">F</mi>
        <mrow>
          <mi mathvariant="normal">k</mi>
          <mo stretchy="false">+</mo>
          <mn>1</mn>
        </mrow>
      </msub>
      <mfenced open="" close="">
        <mrow>
          <msub>
            <mi mathvariant="normal">F</mi>
            <mi mathvariant="normal">k</mi>
          </msub>
          <mo stretchy="false">+</mo>
          <msub>
            <mi mathvariant="normal">F</mi>
            <mrow>
              <mi mathvariant="normal">k</mi>
              <mo stretchy="false">+</mo>
              <mn>1</mn>
            </mrow>
          </msub>
        </mrow>
      </mfenced>
      <mrow>
        <mi/>
        <mi mathvariant="normal">=</mi>
        <mi/>
      </mrow>
      <mrow>
        <msub>
          <mi mathvariant="normal">F</mi>
          <mrow>
            <mi mathvariant="normal">k</mi>
            <mo stretchy="false">+</mo>
            <mn>1</mn>
          </mrow>
        </msub>
        <mi mathvariant="normal">⋅</mi>
        <msub>
          <mi mathvariant="normal">F</mi>
          <mrow>
            <mi mathvariant="normal">k</mi>
            <mo stretchy="false">+</mo>
            <mn>2</mn>
          </mrow>
        </msub>
      </mrow>
      <mrow>
        <mi/>
        <mi mathvariant="normal">=</mi>
        <mi/>
      </mrow>
      <msub>
        <mi>HL</mi>
        <mrow>
          <mi mathvariant="normal">k</mi>
          <mo stretchy="false">+</mo>
          <mn>1</mn>
        </mrow>
      </msub>
    </mrow>
    <annotation encoding="StarMath 5.0">"" =~ F_k F_{k + 1} + F sub {k + 1} sup 2 ~=~  F_{k + 1} left ( F_k + F_{k + 1} right ) ~=~ F_{k + 1} cdot F_{k + 2} ~=~ HL_{k+1}</annotation>
  </semantics>
</math>
</file>

<file path=Object 5/content.xml><?xml version="1.0" encoding="utf-8"?>
<math xmlns="http://www.w3.org/1998/Math/MathML">
  <semantics>
    <mrow>
      <mfenced open="" close="">
        <mtable>
          <mtr>
            <mtd>
              <msub>
                <mi mathvariant="normal">F</mi>
                <mrow>
                  <mi mathvariant="normal">n</mi>
                  <mo stretchy="false">+</mo>
                  <mn>1</mn>
                </mrow>
              </msub>
            </mtd>
            <mtd>
              <msub>
                <mi mathvariant="normal">F</mi>
                <mi mathvariant="normal">n</mi>
              </msub>
            </mtd>
          </mtr>
          <mtr>
            <mtd>
              <msub>
                <mi mathvariant="normal">F</mi>
                <mi mathvariant="normal">n</mi>
              </msub>
            </mtd>
            <mtd>
              <msub>
                <mi mathvariant="normal">F</mi>
                <mrow>
                  <mi mathvariant="normal">n</mi>
                  <mi mathvariant="normal">−</mi>
                  <mn>1</mn>
                </mrow>
              </msub>
            </mtd>
          </mtr>
        </mtable>
      </mfenced>
      <mi mathvariant="normal">=</mi>
      <msup>
        <mfenced open="" close="">
          <mtable>
            <mtr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fenced>
        <mi mathvariant="normal">n</mi>
      </msup>
    </mrow>
    <annotation encoding="StarMath 5.0">left ( matrix{F_{n+1} # F_{n} ## F_{n} # F_{n-1}} right ) = left ( matrix{1 # 1 ## 1 # 0} right )^n</annotation>
  </semantics>
</math>
</file>

<file path=Object 6/content.xml><?xml version="1.0" encoding="utf-8"?>
<math xmlns="http://www.w3.org/1998/Math/MathML">
  <semantics>
    <mrow>
      <mrow>
        <mrow>
          <mrow>
            <msub>
              <mi>VL</mi>
              <mn>1</mn>
            </msub>
            <mi mathvariant="normal">=</mi>
            <mfenced open="" close="">
              <mtable>
                <mtr>
                  <mtd>
                    <msub>
                      <mi mathvariant="normal">F</mi>
                      <mn>2</mn>
                    </msub>
                  </mtd>
                  <mtd>
                    <msub>
                      <mi mathvariant="normal">F</mi>
                      <mn>1</mn>
                    </msub>
                  </mtd>
                </mtr>
                <mtr>
                  <mtd>
                    <msub>
                      <mi mathvariant="normal">F</mi>
                      <mn>1</mn>
                    </msub>
                  </mtd>
                  <mtd>
                    <msub>
                      <mi mathvariant="normal">F</mi>
                      <mn>0</mn>
                    </msub>
                  </mtd>
                </mtr>
              </mtable>
            </mfenced>
          </mrow>
          <mi mathvariant="normal">=</mi>
          <mfenced open="" close="">
            <mtable>
              <mtr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0</mn>
                </mtd>
              </mtr>
            </mtable>
          </mfenced>
        </mrow>
        <mi mathvariant="normal">=</mi>
        <msup>
          <mfenced open="" close="">
            <mtable>
              <mtr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0</mn>
                </mtd>
              </mtr>
            </mtable>
          </mfenced>
          <mn>1</mn>
        </msup>
      </mrow>
      <mi mathvariant="normal">=</mi>
      <msub>
        <mi>HL</mi>
        <mn>1</mn>
      </msub>
    </mrow>
    <annotation encoding="StarMath 5.0">VL_1 = left ( matrix{F_2 # F_1 ## F_1 # F_0} right ) = left ( matrix{1 # 1 ## 1 # 0} right ) = left ( matrix{1 # 1 ## 1 # 0} right )^1 = HL_1</annotation>
  </semantics>
</math>
</file>

<file path=Object 7/content.xml><?xml version="1.0" encoding="utf-8"?>
<math xmlns="http://www.w3.org/1998/Math/MathML">
  <semantics>
    <mrow>
      <msub>
        <mi>VL</mi>
        <mrow>
          <mi mathvariant="normal">k</mi>
          <mo stretchy="false">+</mo>
          <mn>1</mn>
        </mrow>
      </msub>
      <mi mathvariant="normal">=</mi>
      <mfenced open="" close="">
        <mtable>
          <mtr>
            <mtd>
              <msub>
                <mi mathvariant="normal">F</mi>
                <mrow>
                  <mi mathvariant="normal">k</mi>
                  <mo stretchy="false">+</mo>
                  <mn>2</mn>
                </mrow>
              </msub>
            </mtd>
            <mtd>
              <msub>
                <mi mathvariant="normal">F</mi>
                <mrow>
                  <mi mathvariant="normal">k</mi>
                  <mo stretchy="false">+</mo>
                  <mn>1</mn>
                </mrow>
              </msub>
            </mtd>
          </mtr>
          <mtr>
            <mtd>
              <msub>
                <mi mathvariant="normal">F</mi>
                <mrow>
                  <mi mathvariant="normal">k</mi>
                  <mo stretchy="false">+</mo>
                  <mn>1</mn>
                </mrow>
              </msub>
            </mtd>
            <mtd>
              <msub>
                <mi mathvariant="normal">F</mi>
                <mi mathvariant="normal">k</mi>
              </msub>
            </mtd>
          </mtr>
        </mtable>
      </mfenced>
    </mrow>
    <annotation encoding="StarMath 5.0">VL_{k + 1} = left ( matrix{F_{k+2} # F_{k+1} ## F_{k+1} # F_k} right )</annotation>
  </semantics>
</math>
</file>

<file path=Object 8/content.xml><?xml version="1.0" encoding="utf-8"?>
<math xmlns="http://www.w3.org/1998/Math/MathML">
  <semantics>
    <mrow>
      <msub>
        <mi>HL</mi>
        <mrow>
          <mi mathvariant="normal">k</mi>
          <mo stretchy="false">+</mo>
          <mn>1</mn>
        </mrow>
      </msub>
      <mi mathvariant="normal">=</mi>
      <msup>
        <mfenced open="" close="">
          <mtable>
            <mtr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fenced>
        <mrow>
          <mi mathvariant="normal">k</mi>
          <mo stretchy="false">+</mo>
          <mn>1</mn>
        </mrow>
      </msup>
    </mrow>
    <annotation encoding="StarMath 5.0">HL_{k + 1} = left ( matrix{1 # 1 ## 1 # 0} right )^{k + 1}</annotation>
  </semantics>
</math>
</file>

<file path=Object 9/content.xml><?xml version="1.0" encoding="utf-8"?>
<math xmlns="http://www.w3.org/1998/Math/MathML">
  <semantics>
    <mrow>
      <mrow>
        <mfenced open="" close="">
          <mtable>
            <mtr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fenced>
        <mi mathvariant="normal">=</mi>
        <msub>
          <mi>VL</mi>
          <mi mathvariant="normal">k</mi>
        </msub>
      </mrow>
      <mrow>
        <mfenced open="" close="">
          <mtable>
            <mtr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fenced>
        <mi mathvariant="normal">=</mi>
        <mfenced open="" close="">
          <mtable>
            <mtr>
              <mtd>
                <msub>
                  <mi mathvariant="normal">F</mi>
                  <mrow>
                    <mi mathvariant="normal">k</mi>
                    <mo stretchy="false">+</mo>
                    <mn>1</mn>
                  </mrow>
                </msub>
              </mtd>
              <mtd>
                <msub>
                  <mi mathvariant="normal">F</mi>
                  <mi mathvariant="normal">k</mi>
                </msub>
              </mtd>
            </mtr>
            <mtr>
              <mtd>
                <msub>
                  <mi mathvariant="normal">F</mi>
                  <mi mathvariant="normal">k</mi>
                </msub>
              </mtd>
              <mtd>
                <msub>
                  <mi mathvariant="normal">F</mi>
                  <mrow>
                    <mi mathvariant="normal">k</mi>
                    <mi mathvariant="normal">−</mi>
                    <mn>1</mn>
                  </mrow>
                </msub>
              </mtd>
            </mtr>
          </mtable>
        </mfenced>
      </mrow>
      <mrow>
        <mrow>
          <mrow>
            <mfenced open="" close="">
              <mtable>
                <mtr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</mtr>
              </mtable>
            </mfenced>
            <mi mathvariant="normal">=</mi>
            <mfenced open="" close="">
              <mtable>
                <mtr>
                  <mtd>
                    <mrow>
                      <msub>
                        <mi mathvariant="normal">F</mi>
                        <mrow>
                          <mi mathvariant="normal">k</mi>
                          <mo stretchy="false">+</mo>
                          <mn>1</mn>
                        </mrow>
                      </msub>
                      <mo stretchy="false">+</mo>
                      <msub>
                        <mi mathvariant="normal">F</mi>
                        <mi mathvariant="normal">k</mi>
                      </msub>
                    </mrow>
                  </mtd>
                  <mtd>
                    <msub>
                      <mi mathvariant="normal">F</mi>
                      <mrow>
                        <mi mathvariant="normal">k</mi>
                        <mo stretchy="false">+</mo>
                        <mn>1</mn>
                      </mrow>
                    </msub>
                  </mtd>
                </mtr>
                <mtr>
                  <mtd>
                    <mrow>
                      <msub>
                        <mi mathvariant="normal">F</mi>
                        <mi mathvariant="normal">k</mi>
                      </msub>
                      <mo stretchy="false">+</mo>
                      <msub>
                        <mi mathvariant="normal">F</mi>
                        <mrow>
                          <mi mathvariant="normal">k</mi>
                          <mi mathvariant="normal">−</mi>
                          <mn>1</mn>
                        </mrow>
                      </msub>
                    </mrow>
                  </mtd>
                  <mtd>
                    <msub>
                      <mi mathvariant="normal">F</mi>
                      <mi mathvariant="normal">k</mi>
                    </msub>
                  </mtd>
                </mtr>
              </mtable>
            </mfenced>
          </mrow>
          <mi mathvariant="normal">=</mi>
          <mfenced open="" close="">
            <mtable>
              <mtr>
                <mtd>
                  <msub>
                    <mi mathvariant="normal">F</mi>
                    <mrow>
                      <mi mathvariant="normal">k</mi>
                      <mo stretchy="false">+</mo>
                      <mn>2</mn>
                    </mrow>
                  </msub>
                </mtd>
                <mtd>
                  <msub>
                    <mi mathvariant="normal">F</mi>
                    <mrow>
                      <mi mathvariant="normal">k</mi>
                      <mo stretchy="false">+</mo>
                      <mn>1</mn>
                    </mrow>
                  </msub>
                </mtd>
              </mtr>
              <mtr>
                <mtd>
                  <msub>
                    <mi mathvariant="normal">F</mi>
                    <mrow>
                      <mi mathvariant="normal">k</mi>
                      <mo stretchy="false">+</mo>
                      <mn>1</mn>
                    </mrow>
                  </msub>
                </mtd>
                <mtd>
                  <msub>
                    <mi mathvariant="normal">F</mi>
                    <mi mathvariant="normal">k</mi>
                  </msub>
                </mtd>
              </mtr>
            </mtable>
          </mfenced>
        </mrow>
        <mi mathvariant="normal">=</mi>
        <msub>
          <mi>VL</mi>
          <mrow>
            <mi mathvariant="normal">k</mi>
            <mo stretchy="false">+</mo>
            <mn>1</mn>
          </mrow>
        </msub>
      </mrow>
    </mrow>
    <annotation encoding="StarMath 5.0">left ( matrix{1 # 1 ## 1 # 0} right ) = VL_k left ( matrix{1 # 1 ## 1 # 0} right ) = left ( matrix{F_{k+1} # F_{k} ## F_{k} # F_{k-1}} right ) left ( matrix{1 # 1 ## 1 # 0} right ) = left ( matrix{F_{k+1} + F_{k} # F_{k+1} ## F_{k} + F_{k-1} # F_{k}} right )
 = left ( matrix{F_{k+2} # F_{k+1} ## F_{k+1} # F_{k}} right ) = VL_{k+1}</annotation>
  </semantics>
</math>
</file>